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Properties.addSysproperties( SysProperties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Java.clo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mandlineJava.isCloneV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Java.getJ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Java.addCommandsToList( final ListIterator listItera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mmandlineJava.getComma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Java.setJar( String jar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Properties.mergeProperty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Java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restore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setMaxmemory( Stri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setVm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Properti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Java.setVm( String v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clearJava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set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getBoo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getVm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Java.setAssertions( Assertions asser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createVm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Properties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Properties.setSyste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mandlineJava.ge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Java.createBootclasspath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Java.getAsser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Properties.addDefinitionsToList( ListIterator list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mandlineJava.have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Java.getJava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get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createClasspath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Java.addSysproperties( SysProperties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creat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getVm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s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mandlineJava.CommandlineJav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Java.addSysproperty( Environment . Variable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calculateBootclasspath( boolean lo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andlineJava.addSyspropertyset( PropertySet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setCloneVm( boolean cloneV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Properties.get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Java.getActualVMComm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andlineJav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Properties.restoreSys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andlineJava.haveBootclasspath( boolean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describeJava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Properties.addSyspropertyset( PropertySet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Java.describe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